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bold" officeooo:rsid="001e378e" officeooo:paragraph-rsid="001e378e" style:font-weight-asian="bold" style:font-weight-complex="bold"/>
    </style:style>
    <style:style style:name="P2" style:family="paragraph" style:parent-style-name="Standard">
      <style:text-properties style:font-name="Times New Roman" officeooo:rsid="001b80c6" officeooo:paragraph-rsid="001b80c6"/>
    </style:style>
    <style:style style:name="P3" style:family="paragraph" style:parent-style-name="Standard">
      <style:paragraph-properties fo:text-align="center" style:justify-single-word="false"/>
      <style:text-properties style:font-name="Times New Roman" fo:font-size="14pt" fo:font-weight="bold" officeooo:rsid="001c4ae4" officeooo:paragraph-rsid="001c4ae4"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1b80c6" officeooo:paragraph-rsid="001b80c6"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3pt" officeooo:rsid="001c4ae4" officeooo:paragraph-rsid="001c4ae4" style:font-size-asian="13pt" style:font-size-complex="13pt"/>
    </style:style>
    <style:style style:name="P6" style:family="paragraph" style:parent-style-name="Standard">
      <style:paragraph-properties fo:line-height="150%" fo:text-align="justify" style:justify-single-word="false"/>
      <style:text-properties officeooo:paragraph-rsid="001c4ae4"/>
    </style:style>
    <style:style style:name="P7" style:family="paragraph" style:parent-style-name="Standard">
      <style:paragraph-properties fo:line-height="150%" fo:text-align="justify" style:justify-single-word="false"/>
      <style:text-properties style:font-name="Times New Roman" fo:font-size="13pt" officeooo:rsid="001b80c6" officeooo:paragraph-rsid="001c4ae4" style:font-size-asian="13pt" style:font-size-complex="13pt"/>
    </style:style>
    <style:style style:name="P8" style:family="paragraph" style:parent-style-name="Standard">
      <style:paragraph-properties fo:line-height="150%" fo:text-align="justify" style:justify-single-word="false"/>
      <style:text-properties style:font-name="Times New Roman" fo:font-size="13pt" officeooo:rsid="001d79cc" officeooo:paragraph-rsid="0020d521" style:font-size-asian="13pt" style:font-size-complex="13pt"/>
    </style:style>
    <style:style style:name="P9" style:family="paragraph" style:parent-style-name="Standard">
      <style:paragraph-properties fo:line-height="150%" fo:text-align="justify" style:justify-single-word="false"/>
      <style:text-properties style:font-name="Times New Roman" fo:font-size="13pt" officeooo:rsid="0020d521" officeooo:paragraph-rsid="0020d521" style:font-size-asian="13pt" style:font-size-complex="13pt"/>
    </style:style>
    <style:style style:name="P10" style:family="paragraph" style:parent-style-name="Standard">
      <style:paragraph-properties fo:line-height="150%" fo:text-align="justify" style:justify-single-word="false"/>
      <style:text-properties style:font-name="Times New Roman" fo:font-size="13pt" officeooo:rsid="00218f59" officeooo:paragraph-rsid="00218f59" style:font-size-asian="13pt" style:font-size-complex="13pt"/>
    </style:style>
    <style:style style:name="P11" style:family="paragraph" style:parent-style-name="Standard">
      <style:paragraph-properties fo:line-height="150%" fo:text-align="justify" style:justify-single-word="false"/>
      <style:text-properties officeooo:paragraph-rsid="00218f59"/>
    </style:style>
    <style:style style:name="P12" style:family="paragraph" style:parent-style-name="Standard">
      <style:paragraph-properties fo:line-height="150%" fo:text-align="justify" style:justify-single-word="false"/>
      <style:text-properties officeooo:paragraph-rsid="0022014d"/>
    </style:style>
    <style:style style:name="P13" style:family="paragraph" style:parent-style-name="Standard">
      <style:paragraph-properties fo:line-height="150%" fo:text-align="justify" style:justify-single-word="false"/>
      <style:text-properties officeooo:paragraph-rsid="0022535f"/>
    </style:style>
    <style:style style:name="P14" style:family="paragraph" style:parent-style-name="Standard">
      <style:paragraph-properties fo:line-height="150%" fo:text-align="center" style:justify-single-word="false"/>
      <style:text-properties fo:font-weight="bold" officeooo:rsid="0022535f" officeooo:paragraph-rsid="0022535f" style:font-weight-asian="bold" style:font-weight-complex="bold"/>
    </style:style>
    <style:style style:name="P15" style:family="paragraph" style:parent-style-name="Standard">
      <style:paragraph-properties fo:line-height="150%" fo:text-align="justify" style:justify-single-word="false"/>
      <style:text-properties fo:font-weight="normal" officeooo:rsid="0022535f" officeooo:paragraph-rsid="0022535f" style:font-weight-asian="normal"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3pt" style:font-size-asian="13pt" style:font-size-complex="13pt"/>
    </style:style>
    <style:style style:name="T3" style:family="text">
      <style:text-properties style:font-name="Times New Roman" fo:font-size="13pt" officeooo:rsid="00218f59" style:font-size-asian="13pt" style:font-size-complex="13pt"/>
    </style:style>
    <style:style style:name="T4" style:family="text">
      <style:text-properties style:font-name="Times New Roman" fo:font-size="13pt" officeooo:rsid="002194ef" style:font-size-asian="13pt" style:font-size-complex="13pt"/>
    </style:style>
    <style:style style:name="T5" style:family="text">
      <style:text-properties style:font-name="Times New Roman" fo:font-size="13pt" fo:font-style="italic" officeooo:rsid="00218f59" style:font-size-asian="13pt" style:font-style-asian="italic" style:font-size-complex="13pt" style:font-style-complex="italic"/>
    </style:style>
    <style:style style:name="T6" style:family="text">
      <style:text-properties style:font-name="Times New Roman" fo:font-size="13pt" fo:font-style="italic" officeooo:rsid="002194ef" style:font-size-asian="13pt" style:font-style-asian="italic" style:font-size-complex="13pt" style:font-style-complex="italic"/>
    </style:style>
    <style:style style:name="T7" style:family="text">
      <style:text-properties style:font-name="Times New Roman" fo:font-size="13pt" fo:font-style="normal" style:font-size-asian="13pt" style:font-style-asian="normal" style:font-size-complex="13pt" style:font-style-complex="normal"/>
    </style:style>
    <style:style style:name="T8" style:family="text">
      <style:text-properties style:font-name="Times New Roman" fo:font-size="13pt" fo:font-style="normal" fo:font-weight="normal" officeooo:rsid="0022535f" style:font-size-asian="13pt" style:font-style-asian="normal" style:font-weight-asian="normal" style:font-size-complex="13pt" style:font-style-complex="normal" style:font-weight-complex="normal"/>
    </style:style>
    <style:style style:name="T9" style:family="text">
      <style:text-properties officeooo:rsid="001e378e"/>
    </style:style>
    <style:style style:name="T10" style:family="text">
      <style:text-properties officeooo:rsid="001f7c68"/>
    </style:style>
    <style:style style:name="T11" style:family="text">
      <style:text-properties officeooo:rsid="0020d521"/>
    </style:style>
    <style:style style:name="T12" style:family="text">
      <style:text-properties officeooo:rsid="0022014d"/>
    </style:style>
    <style:style style:name="T13" style:family="text">
      <style:text-properties officeooo:rsid="0022f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rnando Enrique Medina Andara CI: 16445000</text:p>
      <text:p text:style-name="P1"/>
      <text:p text:style-name="P3">Tema de Investigación:</text:p>
      <text:p text:style-name="P3"><text:s/></text:p>
      <text:p text:style-name="P3">Desarrollo de una aplicación móvil para el diagnóstico de enfermedades, usando indicadores de gestión en salud.</text:p>
      <text:p text:style-name="P3"/>
      <text:p text:style-name="P4">Planteamiento del problema:</text:p>
      <text:p text:style-name="P2"/>
      <text:p text:style-name="P6"><text:span text:style-name="T1"><text:tab/></text:span><text:span text:style-name="T2">En la gestión de la salud, la asistencia de los pacientes genera una serie de información médica y administrativa sobre los mismos. Esta información a su vez, se registra en varios documentos, siendo el conjunto de éstos lo que constituye la historia clínica.</text:span></text:p>
      <text:p text:style-name="P7"><text:s text:c="5"/>En los hospitales y centros clínicos ambulatorios del estado Táchira, así como en los diversos establecimientos de salud del país, la historia médica es un componente básico en el registro y seguimiento de los pacientes que se tratan en dichas instituciones, por ende este componente debe ser una herramienta de trabajo que garantice un buen nivel de atención del paciente en cuanto a tiempo de espera, diagnóstico y evaluación, así como facilitar el manejo rápido y ordenado de los datos médicos junto al análisis periódico de indicadores para la gestión de centros de salud.</text:p>
      <text:p text:style-name="P7"><text:tab/>La complejidad en muchas ocasiones para poder aplicar los indicadores de gestión en salud siguiendo los modelos en formato físicos que tienen al alcance de los médicos o también, algo muy común es que no se cuente con los mismos de manera inmediata para la detección de cierta enfermedad a través de los síntomas que registran los pacientes.</text:p>
      <text:p text:style-name="P5"><text:tab/>Ademas del creciente uso de nuevas <text:span text:style-name="T9">tecnologías</text:span> en dispositivos <text:span text:style-name="T9">móviles</text:span> a lo largo de los <text:span text:style-name="T9">últimos</text:span> años, ha generado la necesidad de tener la <text:span text:style-name="T9">información</text:span> ya no solo disponible en formato <text:span text:style-name="T9">físico</text:span>, sino que la misma <text:span text:style-name="T9">también</text:span> <text:span text:style-name="T9">pueda </text:span>se<text:span text:style-name="T9">r</text:span> acce<text:span text:style-name="T9">dida</text:span> desde éstos dispositivos.</text:p>
      <text:p text:style-name="P8"><text:tab/>Es por estas razones que surge la idea de <text:span text:style-name="T10">desarrollar </text:span>una aplicación <text:span text:style-name="T10">móvil</text:span> <text:span text:style-name="T9">para el sistema operativo Android ya que es uno de los sistemas operativos de código abierto usado actualmente en la mayoría de dispositivos móviles no solo a nivel nacional sino también a nivel mundial orientada hacia los médicos especialistas en epidemiología, </text:span>en la que se cuente con una base de datos amplia de los distintos indicadores en salud para la <text:span text:style-name="T10">detección</text:span> de enfermedades partiendo de los <text:span text:style-name="T10">síntomas</text:span> que presenten los pacientes al momento de la consulta,</text:p>
      <text:p text:style-name="P8"><text:span text:style-name="T11">y que a medida que se realicen diagnósticos</text:span> <text:span text:style-name="T11">el sistema pueda aprender y contar luego con esa </text:span><text:soft-page-break/><text:span text:style-name="T11">información, </text:span>adem<text:span text:style-name="T9">á</text:span>s una vez hecho el respectivo diagnóstico, pueda cargarse a la historia <text:span text:style-name="T10">clínica</text:span> del mismo en un formato ligero y digital lo que <text:span text:style-name="T10">permitiría:</text:span> mayor movilidad de <text:span text:style-name="T9">este material,</text:span> alta disponibilidad al momento de ser requerida cualquier <text:span text:style-name="T10">información</text:span> que <text:span text:style-name="T9">allí se encuentre así como también la protección de los datos ante cualquier catástrofe o intrusión al espacio físico en que actualmente se almacenan.</text:span></text:p>
      <text:p text:style-name="P10">Estudios en el tema se ha desarrollado tanto a nivel local como nacional ejemplo de ello tenemos: </text:p>
      <text:p text:style-name="P11"><text:span text:style-name="T3">Sánchez Rosario, Juan Alberto (2010) en su trabajo de grado “Sistema web para diagn</text:span><text:span text:style-name="T4">ó</text:span><text:span text:style-name="T3">stico de enfermedades prevalentes en la infancia mediante técnicas de minería de datos y aprendizaje </text:span><text:span text:style-name="T4">automático</text:span><text:span text:style-name="T3">”, </text:span><text:span text:style-name="T4">presentado en la Universidad Nacional Experimental del Táchira, San Cristóbal Venezuela, donde propone la creación de de una aplicación web que aplicando técnicas de minería de datos pueda desarrollar modelos predictivos que permitan asistir en el diagnostico de enfermedades prevalentes en la infancia. La idea principal del mencionado trabajo fue facilitar una aplicación con procedimientos médicos bien establecidos y aprovechar el historial medico para la generación de modelos que permitan validar y ajustar la calidad de los propios procedimientos.</text:span></text:p>
      <text:p text:style-name="P12"><text:span text:style-name="T12">También en la universidad Jhons Hopkins, </text:span>Baltimore <text:span text:style-name="T12">Estados Unidos, fue desarrollada la aplicación SymCAT ( Symptom-based, Computer Assisted Triage) por los médicos Craig Monsen y David Do, y el proyecto basándose en una serie de algoritmos busca en sus bases de datos los posibles diagnósticos a los si tomas que <text:s/>el sistema genera, es muy confiable puesto que sus búsquedas se hacen sobre miles de datos de distintos pacientes.</text:span></text:p>
      <text:p text:style-name="P12"/>
      <text:p text:style-name="P14"/>
      <text:p text:style-name="P14"/>
      <text:p text:style-name="P14"/>
      <text:p text:style-name="P14"/>
      <text:p text:style-name="P14"/>
      <text:p text:style-name="P14"/>
      <text:p text:style-name="P14"/>
      <text:p text:style-name="P14"/>
      <text:p text:style-name="P14"/>
      <text:p text:style-name="P14"><text:soft-page-break/>Referencias</text:p>
      <text:p text:style-name="P15"><text:span text:style-name="T3">Sánchez Rosario, Juan Alberto (2010). </text:span><text:span text:style-name="T5">Sistema web para diagn</text:span><text:span text:style-name="T6">ó</text:span><text:span text:style-name="T5">stico de enfermedades prevalentes en la infancia mediante técnicas de minería de datos y aprendizaje </text:span><text:span text:style-name="T6">automático. </text:span><text:span text:style-name="T7">[Documento en línea]. Trabajo de Grado presentado para optar al titulo de Ingeniero Informatico, Universidad Nacional Experimental del Táchira. Disponible </text:span><text:a xlink:type="simple" xlink:href="http://goo.gl/dSgI6G" text:style-name="Internet_20_link" text:visited-style-name="Visited_20_Internet_20_Link"><text:span text:style-name="T7">http://goo.gl/dSgI6G</text:span></text:a><text:span text:style-name="T7"> [Consulta: 2014, Noviembre 24].</text:span></text:p>
      <text:p text:style-name="P13"><text:span text:style-name="T8">Symcat.com Symptoms to Solutions (2011-2014) [Pagina web en línea]. Disponible: </text:span><text:a xlink:type="simple" xlink:href="http://www.symcat.com/" text:style-name="Internet_20_link" text:visited-style-name="Visited_20_Internet_20_Link"><text:span text:style-name="T8">http://www.symcat.com/</text:span></text:a> <text:span text:style-name="T13">[Consulta: 2014, Noviembre 24].</text:span></text:p>
      <text:p text:style-name="P15"/>
      <text:p text:style-name="P14"/>
      <text:p text:style-name="P14"/>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VE"/>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1:45:42.784076445</meta:creation-date>
    <dc:date>2014-11-26T12:55:55.347440461</dc:date>
    <meta:editing-duration>PT9M5S</meta:editing-duration>
    <meta:editing-cycles>2</meta:editing-cycles>
    <meta:generator>LibreOffice/4.3.3.2$Linux_x86 LibreOffice_project/430m0$Build-2</meta:generator>
    <meta:document-statistic meta:table-count="0" meta:image-count="0" meta:object-count="0" meta:page-count="3" meta:paragraph-count="17" meta:word-count="695" meta:character-count="4504" meta:non-whitespace-character-count="3813"/>
  </office:meta>
</office:document-meta>
</file>